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text-properties style:font-name="Liberation Mono" fo:font-size="12pt" style:font-size-asian="12pt" style:font-size-complex="12pt"/>
    </style:style>
    <style:style style:name="P2" style:family="paragraph" style:parent-style-name="Heading_20_1">
      <style:text-properties style:font-name="Liberation Mono" fo:font-size="12pt" officeooo:paragraph-rsid="000b27f9" style:font-size-asian="12pt" style:font-size-complex="12pt"/>
    </style:style>
    <style:style style:name="P3" style:family="paragraph" style:parent-style-name="Heading_20_2">
      <style:text-properties style:font-name="Liberation Mono" fo:font-size="12pt" officeooo:rsid="000b27f9" officeooo:paragraph-rsid="000b27f9" style:font-size-asian="12pt" style:font-size-complex="12pt"/>
    </style:style>
    <style:style style:name="P4" style:family="paragraph" style:parent-style-name="Preformatted_20_Text">
      <style:text-properties style:font-name="Liberation Mono" fo:font-size="12pt" style:font-size-asian="12pt" style:font-size-complex="12pt"/>
    </style:style>
    <style:style style:name="P5" style:family="paragraph" style:parent-style-name="Preformatted_20_Text">
      <style:text-properties style:font-name="Liberation Mono" fo:font-size="12pt" officeooo:rsid="000b27f9" officeooo:paragraph-rsid="000b27f9" style:font-size-asian="12pt" style:font-size-complex="12pt"/>
    </style:style>
    <style:style style:name="P6" style:family="paragraph" style:parent-style-name="Preformatted_20_Text">
      <style:text-properties style:font-name="Liberation Mono" fo:font-size="12pt" fo:font-weight="bold" officeooo:rsid="000b4711" officeooo:paragraph-rsid="000b4711" style:font-size-asian="12pt" style:font-weight-asian="bold" style:font-size-complex="12pt" style:font-weight-complex="bold"/>
    </style:style>
    <style:style style:name="P7" style:family="paragraph" style:parent-style-name="Text_20_body" style:list-style-name="L6">
      <style:text-properties officeooo:rsid="000b27f9" officeooo:paragraph-rsid="000b27f9"/>
    </style:style>
    <style:style style:name="P8" style:family="paragraph" style:parent-style-name="Text_20_body">
      <style:text-properties style:font-name="Liberation Mono" fo:font-size="12pt" style:font-size-asian="12pt" style:font-size-complex="12pt"/>
    </style:style>
    <style:style style:name="P9" style:family="paragraph" style:parent-style-name="Text_20_body" style:list-style-name="L6">
      <style:text-properties style:font-name="Liberation Mono" fo:font-size="12pt" style:font-size-asian="12pt" style:font-size-complex="12pt"/>
    </style:style>
    <style:style style:name="P10" style:family="paragraph" style:parent-style-name="Text_20_body">
      <style:text-properties style:font-name="Liberation Mono" fo:font-size="12pt" officeooo:rsid="000b27f9" officeooo:paragraph-rsid="000b27f9" style:font-size-asian="12pt" style:font-size-complex="12pt"/>
    </style:style>
    <style:style style:name="P11" style:family="paragraph" style:parent-style-name="Text_20_body" style:list-style-name="L7">
      <style:text-properties style:font-name="Liberation Mono" fo:font-size="12pt" style:font-size-asian="12pt" style:font-size-complex="12pt"/>
    </style:style>
    <style:style style:name="P12" style:family="paragraph" style:parent-style-name="Text_20_body" style:list-style-name="L6">
      <style:paragraph-properties fo:margin-top="0in" fo:margin-bottom="0in" loext:contextual-spacing="false"/>
    </style:style>
    <style:style style:name="P13" style:family="paragraph" style:parent-style-name="Text_20_body" style:list-style-name="L7">
      <style:paragraph-properties fo:margin-top="0in" fo:margin-bottom="0in" loext:contextual-spacing="false"/>
    </style:style>
    <style:style style:name="P14" style:family="paragraph" style:parent-style-name="Text_20_body" style:list-style-name="L6">
      <style:paragraph-properties fo:margin-top="0in" fo:margin-bottom="0in" loext:contextual-spacing="false"/>
      <style:text-properties style:font-name="Liberation Mono" fo:font-size="12pt" style:font-size-asian="12pt" style:font-size-complex="12pt"/>
    </style:style>
    <style:style style:name="T1" style:family="text">
      <style:text-properties officeooo:rsid="000b27f9"/>
    </style:style>
    <style:style style:name="T2" style:family="text">
      <style:text-properties style:font-name="Liberation Mono"/>
    </style:style>
    <style:style style:name="T3" style:family="text">
      <style:text-properties style:font-name="Liberation Mono" fo:font-size="12pt" style:font-size-asian="12pt" style:font-size-complex="12pt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span text:style-name="T1">Monkey patching</text:span></text:h>
      <text:h text:style-name="P1" text:outline-level="1">Monkey Patching in Python (Dynamic Behavior)</text:h>
      <text:p text:style-name="P8">In Python, the term monkey patch refers to dynamic (or run-time) modifications of a class or module. In Python, we can actually change the behavior of code at run-time.</text:p>
      <text:p text:style-name="P4"/>
      <text:p text:style-name="P5">General definition</text:p>
      <text:p text:style-name="P5">Dynamic modifications of a class or module at runtime, motivated by the intent to patch existing third-party code as a workaround to a bug or feature which does not act as desired.</text:p>
      <text:p text:style-name="P5"/>
      <text:p text:style-name="P5">Applications:</text:p>
      <text:list xml:id="list1002046600" text:style-name="L6">
        <text:list-item>
          <text:p text:style-name="P7"><text:span text:style-name="T3">Replace </text:span><text:a xlink:type="simple" xlink:href="https://en.wikipedia.org/wiki/Method_(computer_science)" text:style-name="Internet_20_link" text:visited-style-name="Visited_20_Internet_20_Link"><text:span text:style-name="T3">methods</text:span></text:a><text:span text:style-name="T3"> / </text:span><text:a xlink:type="simple" xlink:href="https://en.wikipedia.org/wiki/Classes_(computer_science)" text:style-name="Internet_20_link" text:visited-style-name="Visited_20_Internet_20_Link"><text:span text:style-name="T3">classes</text:span></text:a><text:span text:style-name="T3"> / </text:span><text:a xlink:type="simple" xlink:href="https://en.wikipedia.org/wiki/Attribute_(computing)" text:style-name="Internet_20_link" text:visited-style-name="Visited_20_Internet_20_Link"><text:span text:style-name="T3">attributes</text:span></text:a><text:span text:style-name="T3"> / </text:span><text:a xlink:type="simple" xlink:href="https://en.wikipedia.org/wiki/Subroutine" text:style-name="Internet_20_link" text:visited-style-name="Visited_20_Internet_20_Link"><text:span text:style-name="T3">functions</text:span></text:a><text:span text:style-name="T3"> at runtime, e.g. to </text:span><text:a xlink:type="simple" xlink:href="https://en.wikipedia.org/wiki/Method_stub" text:style-name="Internet_20_link" text:visited-style-name="Visited_20_Internet_20_Link"><text:span text:style-name="T3">stub</text:span></text:a><text:span text:style-name="T3"> out a function during testing; </text:span></text:p>
        </text:list-item>
        <text:list-item>
          <text:p text:style-name="P14">Modify/extend behaviour of a third-party product without maintaining a private copy of the source code; </text:p>
        </text:list-item>
        <text:list-item>
          <text:p text:style-name="P12"><text:span text:style-name="T3">Apply the result of a patch at runtime to the state in </text:span><text:a xlink:type="simple" xlink:href="https://en.wikipedia.org/wiki/Memory_(computing)" text:style-name="Internet_20_link" text:visited-style-name="Visited_20_Internet_20_Link"><text:span text:style-name="T3">memory</text:span></text:a><text:span text:style-name="T3">, instead of the source code on </text:span><text:a xlink:type="simple" xlink:href="https://en.wikipedia.org/wiki/Disk_storage" text:style-name="Internet_20_link" text:visited-style-name="Visited_20_Internet_20_Link"><text:span text:style-name="T3">disk</text:span></text:a><text:span text:style-name="T3">; </text:span></text:p>
        </text:list-item>
        <text:list-item>
          <text:p text:style-name="P12"><text:span text:style-name="T3">Distribute security or behavioural fixes that live alongside the original source code (an example of this would be distributing the fix as a plugin for the </text:span><text:a xlink:type="simple" xlink:href="https://en.wikipedia.org/wiki/Ruby_on_Rails" text:style-name="Internet_20_link" text:visited-style-name="Visited_20_Internet_20_Link"><text:span text:style-name="T3">Ruby on Rails</text:span></text:a><text:span text:style-name="T3"> platform); </text:span></text:p>
        </text:list-item>
        <text:list-item>
          <text:p text:style-name="P9">Explore different automated fixes to provide self-healing.</text:p>
        </text:list-item>
      </text:list>
      <text:h text:style-name="P3" text:outline-level="2"><text:bookmark text:name="Pitfalls"/>Pitfalls:</text:h>
      <text:p text:style-name="P10">Carelessly written or poorly documented monkey patches can lead to problems: </text:p>
      <text:list xml:id="list3329164426" text:style-name="L7">
        <text:list-item>
          <text:p text:style-name="P13"><text:span text:style-name="T3">They can lead to upgrade problems when the patch makes assumptions about the patched </text:span><text:a xlink:type="simple" xlink:href="https://en.wikipedia.org/wiki/Object_(computer_science)" text:style-name="Internet_20_link" text:visited-style-name="Visited_20_Internet_20_Link"><text:span text:style-name="T3">object</text:span></text:a><text:span text:style-name="T3"> that are no longer true; a new release may very well break the patch. For this reason monkey patches are often made conditional, and only applied if appropriate.</text:span><text:bookmark text:name="cite_ref-5"/><text:a xlink:type="simple" xlink:href="https://en.wikipedia.org/wiki/Monkey_patch#cite_note-5" text:style-name="Internet_20_link" text:visited-style-name="Visited_20_Internet_20_Link"><text:span text:style-name="T3">[5]</text:span></text:a><text:span text:style-name="T3"> </text:span></text:p>
        </text:list-item>
        <text:list-item>
          <text:p text:style-name="P13"><text:span text:style-name="T3">If two modules attempt to monkey patch the same </text:span><text:a xlink:type="simple" xlink:href="https://en.wikipedia.org/wiki/Method_(computer_science)" text:style-name="Internet_20_link" text:visited-style-name="Visited_20_Internet_20_Link"><text:span text:style-name="T3">method</text:span></text:a><text:span text:style-name="T3">, one of them (whichever one runs last) "wins" and the other patch has no effect, unless monkey patches are written with a pattern like </text:span><text:span text:style-name="Source_20_Text"><text:span text:style-name="T3">alias_method_chain</text:span></text:span><text:span text:style-name="T3">.</text:span><text:bookmark text:name="cite_ref-6"/><text:a xlink:type="simple" xlink:href="https://en.wikipedia.org/wiki/Monkey_patch#cite_note-6" text:style-name="Internet_20_link" text:visited-style-name="Visited_20_Internet_20_Link"><text:span text:style-name="T3">[6]</text:span></text:a><text:span text:style-name="T3"> </text:span></text:p>
        </text:list-item>
        <text:list-item>
          <text:p text:style-name="P11">They create a discrepancy between the original source code on disk and the observed behaviour that can be very confusing to anyone unaware of the patches' existence.</text:p>
        </text:list-item>
      </text:list>
      <text:p text:style-name="P10"/>
      <text:p text:style-name="P10"><text:soft-page-break/>No, it's not like any of those things. It's simply the dynamic replacement of attributes at runtime.</text:p>
      <text:p text:style-name="P10"/>
      <text:p text:style-name="P10">For instance, consider a class that has a method get_data. This method does an external lookup (on a database or web API, for example), and various other methods in the class call it. However, in a unit test, you don't want to depend on the external data source - so you dynamically replace the get_data method with a stub that returns some fixed data.</text:p>
      <text:p text:style-name="P10"/>
      <text:p text:style-name="P10">Because Python classes are mutable, and methods are just attributes of the class, you can do this as much as you like - and, in fact, you can even replace classes and functions in a module in exactly the same way.</text:p>
      <text:p text:style-name="P10"/>
      <text:p text:style-name="P10">But, as a commenter pointed out, use caution when monkeypatching:</text:p>
      <text:p text:style-name="P10"/>
      <text:p text:style-name="P10"><text:s text:c="4"/>If anything else besides your test logic calls get_data as well, it will also call your monkey-patched replacement rather than the original -- which can be good or bad. Just beware.</text:p>
      <text:p text:style-name="P10"/>
      <text:p text:style-name="P10"><text:s text:c="4"/>If some variable or attribute exists that also points to the get_data function by the time you replace it, this alias will not change its meaning and will continue to point to the original get_data. (Why? Python just rebinds the name get_data in your class to some other function object; other name bindings are not impacted at all.)</text:p>
      <text:p text:style-name="P5"/>
      <text:p text:style-name="P6">EXAMPLE</text:p>
      <text:p text:style-name="P5"/>
      <text:p text:style-name="P5">#monk.py</text:p>
      <text:p text:style-name="P5">class A: </text:p>
      <text:p text:style-name="P5"><text:s text:c="5"/>def func(self): </text:p>
      <text:p text:style-name="P5"><text:s text:c="10"/>print("func() is being called")</text:p>
      <text:p text:style-name="P5"/>
      <text:p text:style-name="P5">#another file</text:p>
      <text:p text:style-name="P5">import monk </text:p>
      <text:p text:style-name="P5">def monkey_f(self): </text:p>
      <text:p text:style-name="P5"><text:s text:c="5"/>print("monkey_f() is being called")</text:p>
      <text:p text:style-name="P5"><text:s text:c="3"/></text:p>
      <text:p text:style-name="P5"><text:soft-page-break/># replacing address of "func" with "monkey_f" </text:p>
      <text:p text:style-name="P5">monk.A.func = monkey_f </text:p>
      <text:p text:style-name="P5">obj = monk.A() </text:p>
      <text:p text:style-name="P5"><text:s text:c="2"/></text:p>
      <text:p text:style-name="P5"># calling function "func" whose address got replaced </text:p>
      <text:p text:style-name="P5"># with function "monkey_f()" </text:p>
      <text:p text:style-name="P5">obj.func() 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dc:date>2020-04-11T19:43:14.267704613</dc:date>
    <meta:editing-duration>PT20M7S</meta:editing-duration>
    <meta:editing-cycles>1</meta:editing-cycles>
    <meta:document-statistic meta:table-count="0" meta:image-count="0" meta:object-count="0" meta:page-count="3" meta:paragraph-count="39" meta:word-count="554" meta:character-count="3321" meta:non-whitespace-character-count="2762"/>
  </office:meta>
</office:document-meta>
</file>